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 table:number-rows-repeated="104842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00/00/00</text:date>, <text:time style:data-style-name="N2" text:time-value="19:11:36.6606297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23T19:14:21.569959133</dc:date>
    <meta:editing-duration>P1DT4H9M23S</meta:editing-duration>
    <meta:editing-cycles>322</meta:editing-cycles>
    <meta:document-statistic meta:table-count="1" meta:cell-count="588" meta:object-count="0"/>
  </office:meta>
</office:document-meta>
</file>